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language="es" fo:country="AR" style:font-size-asian="10.5pt"/>
    </style:style>
    <style:style style:name="P2" style:family="paragraph" style:parent-style-name="Standard">
      <style:paragraph-properties fo:text-align="start" style:justify-single-word="false"/>
      <style:text-properties fo:language="es" fo:country="AR" style:font-size-asian="10.5pt"/>
    </style:style>
    <style:style style:name="P3" style:family="paragraph" style:parent-style-name="Standard">
      <style:paragraph-properties fo:text-align="start" style:justify-single-word="false"/>
      <style:text-properties fo:language="es" fo:country="AR" officeooo:paragraph-rsid="00042169" style:font-size-asian="10.5pt"/>
    </style:style>
    <style:style style:name="P4" style:family="paragraph" style:parent-style-name="Standard">
      <style:paragraph-properties fo:text-align="start" style:justify-single-word="false"/>
      <style:text-properties fo:language="es" fo:country="AR" officeooo:paragraph-rsid="00042f08" style:font-size-asian="10.5pt"/>
    </style:style>
    <style:style style:name="P5" style:family="paragraph" style:parent-style-name="Standard">
      <style:paragraph-properties fo:text-align="start" style:justify-single-word="false"/>
      <style:text-properties fo:language="es" fo:country="AR" officeooo:rsid="00042169" officeooo:paragraph-rsid="00042169" style:font-size-asian="10.5pt"/>
    </style:style>
    <style:style style:name="P6" style:family="paragraph" style:parent-style-name="Standard">
      <style:paragraph-properties fo:text-align="start" style:justify-single-word="false"/>
      <style:text-properties fo:language="es" fo:country="AR" officeooo:rsid="00042f08" officeooo:paragraph-rsid="00042f08" style:font-size-asian="10.5pt"/>
    </style:style>
    <style:style style:name="P7" style:family="paragraph" style:parent-style-name="Standard">
      <style:paragraph-properties fo:text-align="start" style:justify-single-word="false"/>
      <style:text-properties fo:language="es" fo:country="AR" officeooo:rsid="000626e5" officeooo:paragraph-rsid="000626e5" style:font-size-asian="10.5pt"/>
    </style:style>
    <style:style style:name="P8" style:family="paragraph" style:parent-style-name="Standard">
      <style:paragraph-properties fo:text-align="center" style:justify-single-word="false"/>
      <style:text-properties fo:font-size="32pt" fo:language="es" fo:country="AR" style:text-underline-style="solid" style:text-underline-width="auto" style:text-underline-color="font-color" fo:font-weight="normal" style:font-size-asian="32pt" style:font-weight-asian="normal" style:font-size-complex="32pt" style:font-weight-complex="normal"/>
    </style:style>
    <style:style style:name="T1" style:family="text">
      <style:text-properties officeooo:rsid="00042169"/>
    </style:style>
    <style:style style:name="T2" style:family="text">
      <style:text-properties officeooo:rsid="00042f08"/>
    </style:style>
    <style:style style:name="T3" style:family="text">
      <style:text-properties officeooo:rsid="000819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anual Técnico</text:p>
      <text:p text:style-name="P1"/>
      <text:p text:style-name="P2"><text:tab/>En el siguiente texto se explicarán las diferentes decisiones tomadas a la hora de diseñar y programar el simulador.</text:p>
      <text:p text:style-name="P2"/>
      <text:p text:style-name="P3"><text:tab/>Se optó por un patrón MVC. <text:span text:style-name="T1">Se decicio separar las incumbencias pensando siempre en generar el menor impacto ante los cambios que surgieren tanto por razones de diseño que fueran variables a lo largo del desarrollo como por la necesidad de aclarar algunos requerimiento con nuestro tutor a lo largo del cuatrimiestre. </text:span></text:p>
      <text:p text:style-name="P3"><text:span text:style-name="T1">Una version base del modelo</text:span> fue lo primero que se <text:span text:style-name="T1">implemento. En ese entonces</text:span> <text:span text:style-name="T1">con la</text:span> idea de unirlo luego con una <text:span text:style-name="T1">interfaz</text:span> web. </text:p>
      <text:p text:style-name="P3">Por los tiempos con los que se llevó la materia <text:span text:style-name="T1">y por la falta de experiencia previa del grupo en interfaces gráficas de esta indole</text:span>, y <text:span text:style-name="T1">para</text:span> no extender demasiado <text:span text:style-name="T1">los plazos del </text:span><text:s/><text:span text:style-name="T1">trabajo practico</text:span>, a <text:span text:style-name="T1">la hora de desarrollar la vista</text:span> se decidió llevar al cabo <text:span text:style-name="T1">primero, una</text:span> versión de escritorio.</text:p>
      <text:p text:style-name="P5">La misma se desarrollo en paralelo con el refinamiento final del modelo, para una vez concluido ambos, desarrollas los controladores.</text:p>
      <text:p text:style-name="P5"/>
      <text:p text:style-name="P5">Una vez concluida dicha integración se desarrollaron diversas jornadas de desarrollo del manual de usuario y pruebas de integración del sistema y corrección de detalles de menor impacto los cuales resultaba complicado visualizar en una etapa previa.</text:p>
      <text:p text:style-name="P5"/>
      <text:p text:style-name="P7">Respecto a las vistas estas tambien fueron mutando desde su implementación en escritorio. Primero cada funcionalidad del sistema era representada en una ventana separada e independiente de las demás. No era posible ver dos ventanas al mismo tiempo en una misma ejecución. Se realizaron pruebas con nuestro tutor y nos dimos cuenta, que habíamos pasado por alto en dicha decisión, al usuario final. Dado que el mismo esta destinado a estudiantes de ingeniería que desconocen en profundidad el funcionamiento de una arquitectura y recién están dando sus primeros pasos en este universo, se opto por un diseño de pestañas donde en un una única ventana y de modo intuitivo pudiese visualizar el código assembler, código absoluto, la arquitectura en cada instante y la ayuda en linea. <text:s/></text:p>
      <text:p text:style-name="P7"/>
      <text:p text:style-name="P7">Las vistas y controladores acceden al modelo a través de un único punto de entrada el cual esta implementado como un singleton con la finalidad de que no puedan existir múltiples instancias de la arquitectura al mismo tiempo puesto que esto carece de sentido para una <text:span text:style-name="T3">única</text:span> <text:span text:style-name="T3">ejecución.</text:span></text:p>
      <text:p text:style-name="P7"/>
      <text:p text:style-name="P6">Se opto por por implementar un ciclo de instrucción en la clase cpu que trabajase pura y exclusivamente con interfaces y clases abstractas en lugar de implementaciones concretas, de esta manera es muy sencillo agregar nuevos tipos de instrucciones sin que sea necesario modificar ni recompilar el <text:span text:style-name="T3">código</text:span> ya existente de manera casi total.</text:p>
      <text:p text:style-name="P5"/>
      <text:p text:style-name="P4"><text:tab/>Uno de los inconvenientes con los que nos encontramos fue la falta de una instrucción de código de máquina que resuelva la multiplicación en punto flotante <text:span text:style-name="T2">para realizar los programas de prueba solicitados por la cátedra.</text:span> </text:p>
      <text:p text:style-name="P4">Esto se resolvió <text:span text:style-name="T2">con previo acuerdo con nuestro tutor</text:span>, agregando dicha instrucción con un opcode distinto, <text:span text:style-name="T2">ya que</text:span> todavía había “lugar” <text:span text:style-name="T2">en los bits destinados a decodificar el mismo</text:span>, es decir letras en hexadecimal sin instrucciones designadas.</text:p>
      <text:p text:style-name="P4"/>
      <text:p text:style-name="P2"/>
      <text:p text:style-name="P2"><text:soft-page-break/><text:tab/>Otra decisión que tuvimos que tomar fue en dónde colocar el texto de ayuda en línea, si en un archivo externo o en una clase interna del programa. Se optó por la segunda opción porque como este software está destinado a ser utilizado po<text:span text:style-name="T2">r</text:span> alumnos, si de alguna forma se extravía o corrompe el archivo, ellos se quedarían sin lugar al cual recurrir para sacarse dudas. De esta forma queda más robusto el progra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i </meta:initial-creator>
    <meta:creation-date>2014-07-28T23:48:30</meta:creation-date>
    <dc:date>2014-07-29T12:13:16.054649000</dc:date>
    <meta:editing-duration>PT39M6S</meta:editing-duration>
    <meta:editing-cycles>3</meta:editing-cycles>
    <meta:generator>LibreOffice/4.2.5.2$MacOSX_X86_64 LibreOffice_project/61cb170a04bb1f12e77c884eab9192be736ec5f5</meta:generator>
    <meta:document-statistic meta:table-count="0" meta:image-count="0" meta:object-count="0" meta:page-count="2" meta:paragraph-count="13" meta:word-count="581" meta:character-count="3532" meta:non-whitespace-character-count="2954"/>
  </office:meta>
</office:document-meta>
</file>